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fe5" officeooo:paragraph-rsid="000a4fe5"/>
    </style:style>
    <style:style style:name="P2" style:family="paragraph" style:parent-style-name="Standard">
      <style:text-properties officeooo:paragraph-rsid="000a4fe5"/>
    </style:style>
    <style:style style:name="P3" style:family="paragraph" style:parent-style-name="Standard">
      <style:text-properties officeooo:paragraph-rsid="000a5afa"/>
    </style:style>
    <style:style style:name="P4" style:family="paragraph" style:parent-style-name="Standard">
      <style:text-properties officeooo:rsid="000a5afa" officeooo:paragraph-rsid="000a5afa"/>
    </style:style>
    <style:style style:name="T1" style:family="text">
      <style:text-properties officeooo:rsid="000a4fe5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0a4fe5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0a5a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la </text:span><text:span text:style-name="T2">Jéssica Kelly!!</text:span></text:p>
      <text:p text:style-name="P2"><text:span text:style-name="T2"/></text:p>
      <text:p text:style-name="P3"><text:span text:style-name="T3">Primeir</text:span><text:span text:style-name="T4">o</text:span><text:span text:style-name="T3"> gostaria de parabenizá-la pela aprovação de sua proposta e pelo seu vasto conhecimento no assunto, no entanto </text:span><text:span text:style-name="T4">seu atraso e a</text:span><text:span text:style-name="T3"> falta da comunicação visual </text:span><text:span text:style-name="T4">poderiam ter te prejudicado, peço que nas próximas apresentações chegue com antecedência para garantir que tudo esteja funcionando e você consiga demostrar todo o potencial que eu sei que você tem.</text:span></text:p>
      <text:p text:style-name="P3"><text:span text:style-name="T4"/></text:p>
      <text:p text:style-name="P4"><text:span text:style-name="T2">Mais uma vez parabéns pela aprovação do projeto!</text:span></text:p>
      <text:p text:style-name="P4"><text:span text:style-name="T2"/></text:p>
      <text:p text:style-name="P4"><text:span text:style-name="T2">E muito obrigado, ate mais.</text:span></text:p>
      <text:p text:style-name="P1"><text:span text:style-name="T2"><text:s text:c="2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4:42:13.271310272</meta:creation-date>
    <dc:date>2022-05-06T15:07:15.107152393</dc:date>
    <meta:editing-duration>PT4M21S</meta:editing-duration>
    <meta:editing-cycles>1</meta:editing-cycles>
    <meta:document-statistic meta:table-count="0" meta:image-count="0" meta:object-count="0" meta:page-count="1" meta:paragraph-count="5" meta:word-count="73" meta:character-count="455" meta:non-whitespace-character-count="384"/>
    <meta:generator>LibreOffice/6.4.7.2$Linux_X86_64 LibreOffice_project/40$Build-2</meta:generator>
  </office:meta>
</office:document-meta>
</file>